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ParameterModifierGui.UserParameterModifi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ParameterModifi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ParameterModifi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serParameterModifi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rameterModifierGui.getPreferre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rameterModifierGui.getFile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ParameterModifierGui.update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ParameterModifier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ParameterModifi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ParameterModifierGui.modifyTestElement( TestElement m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